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E000001118CB498D8.png" manifest:media-type="image/png"/>
  <manifest:file-entry manifest:full-path="Pictures/10000001000004770000009E8EF27134.png" manifest:media-type="image/png"/>
  <manifest:file-entry manifest:full-path="Pictures/10000001000009EC0000059546C14145.png" manifest:media-type="image/png"/>
  <manifest:file-entry manifest:full-path="Pictures/1000000100000C65000006F9B33DDC04.png" manifest:media-type="image/png"/>
  <manifest:file-entry manifest:full-path="Pictures/100009930000027B0000027B5401CD93.svg" manifest:media-type="image/svg+xml"/>
  <manifest:file-entry manifest:full-path="Pictures/1000000100000C65000006F993B65954.png" manifest:media-type="image/png"/>
  <manifest:file-entry manifest:full-path="Pictures/10000001000000180000001893AB780B.png" manifest:media-type="image/png"/>
  <manifest:file-entry manifest:full-path="Pictures/1000000100000C65000006F961B91AF2.png" manifest:media-type="image/png"/>
  <manifest:file-entry manifest:full-path="Pictures/1000000100000C65000006F98C93E891.png" manifest:media-type="image/png"/>
  <manifest:file-entry manifest:full-path="Pictures/1000000100000C65000006F9E2C69666.png" manifest:media-type="image/png"/>
  <manifest:file-entry manifest:full-path="Pictures/1000069C00000295000002950B6AADC8.svg" manifest:media-type="image/svg+xml"/>
  <manifest:file-entry manifest:full-path="Pictures/10000001000000E7000000F7220D4A84.png" manifest:media-type="image/png"/>
  <manifest:file-entry manifest:full-path="Pictures/1000000100000C65000006F9130372A0.png" manifest:media-type="image/png"/>
  <manifest:file-entry manifest:full-path="Pictures/10000001000009EC00000595598A30A0.png" manifest:media-type="image/png"/>
  <manifest:file-entry manifest:full-path="Pictures/1000000100000019000000191B3383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adornments="Bold" style:font-family-generic="swiss" style:font-pitch="variable"/>
    <style:font-face style:name="Open Sans Condensed1" svg:font-family="'Open Sans Condensed'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emplate_25_20image_25_201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template_25_20image_25_206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template_25_20image_25_202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template_25_20image_25_204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template_25_20image_25_203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template_25_20image_25_205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openSUSE-title-title">
      <style:graphic-properties fo:min-height="6.097cm" loext:decorative="false"/>
      <style:paragraph-properties style:writing-mode="lr-tb"/>
    </style:style>
    <style:style style:name="pr2" style:family="presentation" style:parent-style-name="openSUSE-title-subtitle">
      <style:graphic-properties draw:fill-color="#ffffff" fo:min-height="5.197cm" loext:decorative="false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openSUSE-title-outline1">
      <style:graphic-properties fo:min-height="8.882cm" loext:decorative="false"/>
      <style:paragraph-properties style:writing-mode="lr-tb"/>
    </style:style>
    <style:style style:name="pr8" style:family="presentation" style:parent-style-name="openSUSE-title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openSUSE-title-title">
      <style:graphic-properties draw:auto-grow-height="true" fo:min-height="1.991cm" loext:decorative="false"/>
      <style:paragraph-properties style:writing-mode="lr-tb"/>
    </style:style>
    <style:style style:name="pr10" style:family="presentation" style:parent-style-name="openSUSE-title-outline1">
      <style:graphic-properties fo:min-height="4.946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6pt"/>
    </style:style>
    <style:style style:name="P2" style:family="paragraph">
      <loext:graphic-properties draw:fill="none" draw:fill-color="#ffffff"/>
      <style:text-properties fo:font-size="16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4.7999992370605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8.7999992370605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layer="layout" svg:width="16.261cm" svg:height="6.097cm" svg:x="10.795cm" svg:y="0.135cm" presentation:class="title" presentation:placeholder="true" presentation:user-transformed="true">
          <draw:text-box/>
        </draw:frame>
        <draw:frame presentation:style-name="pr2" draw:text-style-name="P1" draw:layer="layout" svg:width="20.071cm" svg:height="5.197cm" svg:x="6.985cm" svg:y="6.685cm" presentation:class="subtitle" presentation:placeholder="true" presentation:user-transformed="true">
          <draw:text-box/>
        </draw:frame>
        <draw:frame draw:style-name="gr1" draw:text-style-name="P2" draw:layer="layout" svg:width="10.31cm" svg:height="1.665cm" svg:x="19cm" svg:y="14.2cm">
          <draw:text-box>
            <text:p><text:span text:style-name="T1">opensuse-project@opensuse.org</text:span></text:p>
          </draw:text-box>
        </draw:frame>
        <draw:frame draw:style-name="gr2" draw:text-style-name="P3" draw:layer="layout" svg:width="0.66cm" svg:height="0.66cm" svg:x="18.34cm" svg:y="14.81cm">
          <draw:image xlink:href="Pictures/1000069C00000295000002950B6AADC8.svg" xlink:type="simple" xlink:show="embed" xlink:actuate="onLoad" draw:mime-type="image/svg+xml">
            <text:p/>
          </draw:image>
          <draw:image xlink:href="Pictures/1000000100000019000000191B33836B.png" xlink:type="simple" xlink:show="embed" xlink:actuate="onLoad" draw:mime-type="image/png"/>
        </draw:frame>
        <draw:frame draw:style-name="gr2" draw:text-style-name="P3" draw:layer="layout" svg:width="0.634cm" svg:height="0.634cm" svg:x="24.96cm" svg:y="13.965cm">
          <draw:image xlink:href="Pictures/100009930000027B0000027B5401CD93.svg" xlink:type="simple" xlink:show="embed" xlink:actuate="onLoad" draw:mime-type="image/svg+xml">
            <text:p/>
          </draw:image>
          <draw:image xlink:href="Pictures/10000001000000180000001893AB780B.png" xlink:type="simple" xlink:show="embed" xlink:actuate="onLoad" draw:mime-type="image/png"/>
        </draw:frame>
        <draw:frame draw:style-name="gr2" draw:text-style-name="P3" draw:layer="layout" svg:width="0.634cm" svg:height="0.634cm" svg:x="20.366cm" svg:y="13.965cm">
          <draw:image xlink:href="Pictures/10000001000000E7000000F7220D4A84.png" xlink:type="simple" xlink:show="embed" xlink:actuate="onLoad" draw:mime-type="image/png">
            <text:p/>
          </draw:image>
        </draw:frame>
        <draw:frame draw:style-name="gr3" draw:text-style-name="P2" draw:layer="layout" svg:width="2.439cm" svg:height="0.958cm" svg:x="25.595cm" svg:y="13.782cm">
          <draw:text-box>
            <text:p><text:span text:style-name="T1">oSC25</text:span></text:p>
          </draw:text-box>
        </draw:frame>
        <draw:frame draw:style-name="gr1" draw:text-style-name="P2" draw:layer="layout" svg:width="3.96cm" svg:height="1.665cm" svg:x="21cm" svg:y="13.47cm">
          <draw:text-box>
            <text:p><text:span text:style-name="T1">@openSUSE</text:span></text:p>
          </draw:text-box>
        </draw:frame>
        <presentation:notes draw:style-name="dp2">
          <draw:page-thumbnail draw:style-name="gr4" draw:layer="layout" svg:width="20.354cm" svg:height="10.476cm" svg:x="0.616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14.605cm" svg:height="2.018cm" svg:x="7.62cm" svg:y="13.335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layer="layout" svg:width="21.214cm" svg:height="9.133cm" svg:x="1.399cm" svg:y="3.685cm" presentation:class="outline" presentation:placeholder="true" presentation:user-transformed="true">
          <draw:text-box/>
        </draw:frame>
        <draw:frame presentation:style-name="pr8" draw:layer="layout" svg:width="25.199cm" svg:height="2.629cm" svg:x="1.401cm" svg:y="0.629cm" presentation:class="title" presentation:placeholder="true" presentation:user-transformed="true">
          <draw:text-box/>
        </draw:frame>
        <draw:frame draw:style-name="gr2" draw:text-style-name="P3" draw:layer="layout" svg:width="19.789cm" svg:height="1.508cm" svg:x="6.446cm" svg:y="13.97cm">
          <draw:image xlink:href="Pictures/1000000100000DFE000001118CB498D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20.354cm" svg:height="10.476cm" svg:x="0.616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14.605cm" svg:height="2.018cm" svg:x="7.621cm" svg:y="13.335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6" draw:master-page-name="openSUSE-title" presentation:presentation-page-layout-name="AL2T1">
        <office:forms form:automatic-focus="false" form:apply-design-mode="false"/>
        <draw:frame presentation:style-name="pr9" draw:layer="layout" svg:width="22.605cm" svg:height="1.991cm" svg:x="3.43cm" svg:y="1.184cm" presentation:class="title" presentation:placeholder="true" presentation:user-transformed="true">
          <draw:text-box/>
        </draw:frame>
        <draw:frame presentation:style-name="pr10" draw:layer="layout" svg:width="16.261cm" svg:height="7.737cm" svg:x="3.175cm" svg:y="4.328cm" presentation:class="outline" presentation:placeholder="true" presentation:user-transformed="true">
          <draw:text-box/>
        </draw:frame>
        <draw:frame draw:style-name="gr2" draw:text-style-name="P3" draw:layer="layout" svg:width="14.605cm" svg:height="2.018cm" svg:x="7.621cm" svg:y="13.335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20.354cm" svg:height="10.476cm" svg:x="0.616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19.789cm" svg:height="1.508cm" svg:x="6.447cm" svg:y="13.97cm">
          <draw:image xlink:href="Pictures/1000000100000DFE000001118CB498D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2" draw:text-style-name="P3" draw:layer="layout" svg:width="19.789cm" svg:height="1.508cm" svg:x="6.447cm" svg:y="13.97cm">
          <draw:image xlink:href="Pictures/1000000100000DFE000001118CB498D8.png" xlink:type="simple" xlink:show="embed" xlink:actuate="onLoad" draw:mime-type="image/png">
            <text:p/>
          </draw:image>
        </draw:frame>
        <presentation:notes draw:style-name="dp8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adornments="Bold" style:font-family-generic="swiss" style:font-pitch="variable"/>
    <style:font-face style:name="Open Sans Condensed1" svg:font-family="'Open Sans Condensed'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Bold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9EC0000059546C14145.png" xlink:type="simple" xlink:show="embed" xlink:actuate="onLoad"/>
    <draw:fill-image draw:name="background" xlink:href="Pictures/10000001000009EC00000595598A30A0.png" xlink:type="simple" xlink:show="embed" xlink:actuate="onLoad"/>
    <draw:fill-image draw:name="template_25_20image_25_201" draw:display-name="template%20image%201" xlink:href="Pictures/1000000100000C65000006F993B65954.png" xlink:type="simple" xlink:show="embed" xlink:actuate="onLoad"/>
    <draw:fill-image draw:name="template_25_20image_25_202" draw:display-name="template%20image%202" xlink:href="Pictures/1000000100000C65000006F9B33DDC04.png" xlink:type="simple" xlink:show="embed" xlink:actuate="onLoad"/>
    <draw:fill-image draw:name="template_25_20image_25_203" draw:display-name="template%20image%203" xlink:href="Pictures/1000000100000C65000006F961B91AF2.png" xlink:type="simple" xlink:show="embed" xlink:actuate="onLoad"/>
    <draw:fill-image draw:name="template_25_20image_25_204" draw:display-name="template%20image%204" xlink:href="Pictures/1000000100000C65000006F98C93E891.png" xlink:type="simple" xlink:show="embed" xlink:actuate="onLoad"/>
    <draw:fill-image draw:name="template_25_20image_25_205" draw:display-name="template%20image%205" xlink:href="Pictures/1000000100000C65000006F9E2C69666.png" xlink:type="simple" xlink:show="embed" xlink:actuate="onLoad"/>
    <draw:fill-image draw:name="template_25_20image_25_206" draw:display-name="template%20image%206" xlink:href="Pictures/1000000100000C65000006F9130372A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color="#ffffff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color="#ffffff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color="#ffffff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5cm" fo:margin-bottom="0cm" fo:text-align="end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8cm" fo:margin-bottom="0cm" fo:text-indent="0cm"/>
      <style:text-properties fo:color="#e0f1db" loext:opacity="10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8cm" fo:margin-bottom="0cm" fo:text-indent="0cm"/>
      <style:text-properties fo:color="#e0f1db" loext:opacity="10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8cm" fo:margin-bottom="0cm" fo:text-indent="0cm"/>
      <style:text-properties fo:color="#e0f1db" loext:opacity="10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 Condensed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Default_20_1-outline1">
      <style:graphic-properties fo:min-height="9.13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openSUSE-title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openSUSE-title-outline1">
      <style:graphic-properties fo:min-height="9.135cm" loext:decorative="false"/>
      <style:paragraph-properties style:writing-mode="lr-tb"/>
    </style:style>
    <style:style style:name="Mpr13" style:family="presentation" style:parent-style-name="openSUSE-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openSUSE-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penSUSE-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" fo:font-size="14pt" style:font-size-asian="14pt" style:font-size-complex="14pt"/>
    </style:style>
    <style:style style:name="MT3" style:family="text">
      <style:text-properties fo:color="#ffffff" loext:opacity="100%" style:font-name="Open Sans Condense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2.095cm" svg:height="2.629cm" svg:x="1.4cm" svg:y="0.628cm" presentation:class="title">
        <draw:text-box>
          <text:p>Click to edit the title text format</text:p>
        </draw:text-box>
      </draw:frame>
      <draw:frame presentation:style-name="Mpr7" draw:layer="backgroundobjects" svg:width="22.095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nSUSE-titl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1" draw:layer="backgroundobjects" svg:width="16.261cm" svg:height="6.097cm" svg:x="10.671cm" svg:y="1.778cm" presentation:class="title">
        <draw:text-box>
          <text:p>Click to edit the title text format</text:p>
        </draw:text-box>
      </draw:frame>
      <draw:frame presentation:style-name="Mpr12" draw:layer="backgroundobjects" svg:width="16.261cm" svg:height="5.197cm" svg:x="10.671cm" svg:y="7.87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398cm" svg:y="14.846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6" draw:layer="backgroundobjects" svg:width="8.875cm" svg:height="1.085cm" svg:x="9.574cm" svg:y="14.846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085cm" svg:x="20.074cm" svg:y="14.8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2T16:11:21.464920021</meta:creation-date>
    <dc:date>2025-04-18T07:00:10.636150712</dc:date>
    <meta:editing-duration>PT1H22M48S</meta:editing-duration>
    <meta:editing-cycles>16</meta:editing-cycles>
    <meta:generator>LibreOffice/25.2.1.2$Linux_X86_64 LibreOffice_project/520$Build-2</meta:generator>
    <meta:document-statistic meta:object-count="79"/>
  </office:meta>
</office:document-meta>
</file>